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Obj100" manifest:media-type="application/vnd.sun.star.oleobject"/>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ObjectReplacements/Obj100"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181in" fo:margin-left="0.0681in" fo:margin-top="0in" fo:margin-bottom="0in" table:align="left" style:writing-mode="page"/>
    </style:style>
    <style:style style:name="Table1.A" style:family="table-column">
      <style:table-column-properties style:column-width="1.1028in"/>
    </style:style>
    <style:style style:name="Table1.B" style:family="table-column">
      <style:table-column-properties style:column-width="5.4153in"/>
    </style:style>
    <style:style style:name="Table1.1" style:family="table-row">
      <style:table-row-properties style:min-row-height="0.0007in" fo:keep-together="auto"/>
    </style:style>
    <style:style style:name="Table1.A1" style:family="table-cell">
      <style:table-cell-properties style:vertical-align="middle" fo:background-color="#ffffff" fo:padding-left="0.075in" fo:padding-right="0.075in" fo:padding-top="0in" fo:padding-bottom="0in" fo:border="none">
        <style:background-image/>
      </style:table-cell-properties>
    </style:style>
    <style:style style:name="Table2" style:family="table">
      <style:table-properties style:width="6.5035in" fo:margin-left="0.0681in" fo:margin-top="0in" fo:margin-bottom="0in" table:align="left" style:writing-mode="page"/>
    </style:style>
    <style:style style:name="Table2.A" style:family="table-column">
      <style:table-column-properties style:column-width="1.5868in"/>
    </style:style>
    <style:style style:name="Table2.B" style:family="table-column">
      <style:table-column-properties style:column-width="1.4646in"/>
    </style:style>
    <style:style style:name="Table2.C" style:family="table-column">
      <style:table-column-properties style:column-width="1.559in"/>
    </style:style>
    <style:style style:name="Table2.D" style:family="table-column">
      <style:table-column-properties style:column-width="1.8931in"/>
    </style:style>
    <style:style style:name="Table2.1" style:family="table-row">
      <style:table-row-properties style:min-row-height="0.0007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2.D1" style:family="table-cell">
      <style:table-cell-properties fo:background-color="#ffffff" fo:padding-left="0.0069in" fo:padding-right="0.0069in" fo:padding-top="0in" fo:padding-bottom="0in" fo:border="none">
        <style:background-image/>
      </style:table-cell-properties>
    </style:style>
    <style:style style:name="Table2.3" style:family="table-row">
      <style:table-row-properties fo:keep-together="auto"/>
    </style:style>
    <style:style style:name="Table2.4" style:family="table-row">
      <style:table-row-properties fo:keep-together="auto"/>
    </style:style>
    <style:style style:name="Table3" style:family="table">
      <style:table-properties style:width="6.5in" table:align="left" style:writing-mode="lr-tb"/>
    </style:style>
    <style:style style:name="Table3.A" style:family="table-column">
      <style:table-column-properties style:column-width="3.5417in"/>
    </style:style>
    <style:style style:name="Table3.B" style:family="table-column">
      <style:table-column-properties style:column-width="2.9583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B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B2" style:family="table-cell">
      <style:table-cell-properties style:vertical-align="middle" fo:padding="0.0201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line-height="100%" fo:text-align="center" style:justify-single-word="false" fo:keep-together="always"/>
    </style:style>
    <style:style style:name="P2" style:family="paragraph" style:parent-style-name="Standard">
      <style:paragraph-properties fo:margin-top="0in" fo:margin-bottom="0in" style:contextual-spacing="false" fo:line-height="100%" fo:text-align="center" style:justify-single-word="false" fo:keep-together="always"/>
      <style:text-properties style:font-name="Times New Roman" fo:font-size="10pt" fo:font-style="italic" fo:font-weight="bold" style:font-name-asian="Times New Roman1" style:font-size-asian="10pt" style:font-style-asian="italic" style:font-weight-asian="bold" style:font-name-complex="Times New Roman1"/>
    </style:style>
    <style:style style:name="P3" style:family="paragraph" style:parent-style-name="Standard">
      <style:paragraph-properties fo:margin-right="-0.1972in" fo:margin-top="0.25in" fo:margin-bottom="0in" style:contextual-spacing="false" fo:line-height="100%" fo:text-align="justify" style:justify-single-word="false" fo:keep-together="always">
        <style:tab-stops>
          <style:tab-stop style:position="3.9374in"/>
        </style:tab-stops>
      </style:paragraph-properties>
    </style:style>
    <style:style style:name="P4" style:family="paragraph" style:parent-style-name="Standard">
      <style:paragraph-properties fo:margin-top="0.25in" fo:margin-bottom="0in" style:contextual-spacing="false" fo:line-height="100%" fo:text-align="justify" style:justify-single-word="false" fo:keep-together="always">
        <style:tab-stops>
          <style:tab-stop style:position="3.9374in"/>
        </style:tab-stops>
      </style:paragraph-properties>
    </style:style>
    <style:style style:name="P5" style:family="paragraph" style:parent-style-name="Standard">
      <style:paragraph-properties fo:margin-top="0in" fo:margin-bottom="0in" style:contextual-spacing="false" fo:line-height="100%" fo:text-align="center" style:justify-single-word="false"/>
      <style:text-properties style:font-name="Times New Roman" fo:font-size="10pt" fo:font-style="italic" style:font-name-asian="Times New Roman1" style:font-size-asian="10pt" style:font-style-asian="italic" style:font-name-complex="Times New Roman1"/>
    </style:style>
    <style:style style:name="P6" style:family="paragraph" style:parent-style-name="Standard">
      <style:paragraph-properties fo:margin-top="0in" fo:margin-bottom="0in" style:contextual-spacing="false" fo:line-height="100%" fo:text-align="center" style:justify-single-word="false"/>
      <style:text-properties officeooo:rsid="001966ab" officeooo:paragraph-rsid="001966ab"/>
    </style:style>
    <style:style style:name="P7" style:family="paragraph" style:parent-style-name="Standard">
      <style:paragraph-properties fo:margin-top="0in" fo:margin-bottom="0in" style:contextual-spacing="false" fo:line-height="100%" fo:text-align="center" style:justify-single-word="false" fo:text-indent="0.4925in" style:auto-text-indent="false"/>
      <style:text-properties fo:color="#000000" loext:opacity="100%" style:font-name="Times New Roman" fo:font-size="12pt" style:font-name-asian="Times New Roman1" style:font-size-asian="12pt" style:font-name-complex="Times New Roman1"/>
    </style:style>
    <style:style style:name="P8" style:family="paragraph" style:parent-style-name="Standard">
      <style:paragraph-properties fo:margin-top="0in" fo:margin-bottom="0in" style:contextual-spacing="false" fo:line-height="100%"/>
      <style:text-properties style:font-name="Times New Roman" fo:font-size="16pt" fo:font-weight="bold" style:font-name-asian="Times New Roman1" style:font-size-asian="16pt" style:font-weight-asian="bold" style:font-name-complex="Times New Roman1"/>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font-size="16pt" fo:font-weight="bold" style:font-name-asian="Times New Roman1" style:font-size-asian="16pt" style:font-weight-asian="bold" style:font-name-complex="Times New Roman1"/>
    </style:style>
    <style:style style:name="P10" style:family="paragraph" style:parent-style-name="Standard">
      <style:paragraph-properties fo:margin-top="0in" fo:margin-bottom="0in" style:contextual-spacing="false" fo:line-height="100%"/>
      <style:text-properties style:font-name="Times New Roman" fo:font-size="10pt" style:font-name-asian="Times New Roman1" style:font-size-asian="10pt" style:font-name-complex="Times New Roman1"/>
    </style:style>
    <style:style style:name="P11" style:family="paragraph" style:parent-style-name="Standard">
      <style:paragraph-properties fo:margin-left="1.8709in" fo:margin-top="0in" fo:margin-bottom="0in" style:contextual-spacing="false" fo:line-height="100%" fo:text-indent="-1.8709in" style:auto-text-indent="false"/>
    </style:style>
    <style:style style:name="P12" style:family="paragraph" style:parent-style-name="Standard">
      <style:paragraph-properties fo:margin-top="0in" fo:margin-bottom="0in" style:contextual-spacing="false" fo:line-height="100%"/>
      <style:text-properties style:font-name="Times New Roman" fo:font-size="14pt" fo:font-weight="bold" style:font-name-asian="Times New Roman1" style:font-size-asian="14pt" style:font-weight-asian="bold" style:font-name-complex="Times New Roman1"/>
    </style:style>
    <style:style style:name="P13" style:family="paragraph" style:parent-style-name="Standard">
      <style:paragraph-properties fo:margin-top="0in" fo:margin-bottom="0in" style:contextual-spacing="false" fo:line-height="100%"/>
      <style:text-properties style:font-name="Times New Roman" fo:font-size="14pt" style:font-name-asian="Times New Roman1" style:font-size-asian="14pt" style:font-name-complex="Times New Roman1"/>
    </style:style>
    <style:style style:name="P14" style:family="paragraph" style:parent-style-name="Standard">
      <style:paragraph-properties fo:margin-top="0.139in" fo:margin-bottom="0in" style:contextual-spacing="false" fo:line-height="106%"/>
      <style:text-properties style:font-name="Times New Roman" fo:font-size="14pt" style:font-name-asian="Times New Roman1" style:font-size-asian="14pt" style:font-name-complex="Times New Roman1"/>
    </style:style>
    <style:style style:name="P15" style:family="paragraph" style:parent-style-name="Standard">
      <style:paragraph-properties fo:margin-top="0.1665in" fo:margin-bottom="0in" style:contextual-spacing="false" fo:line-height="106%" fo:text-align="justify" style:justify-single-word="false" fo:keep-together="always"/>
    </style:style>
    <style:style style:name="P16" style:family="paragraph" style:parent-style-name="Standard">
      <style:paragraph-properties fo:margin-top="0in" fo:margin-bottom="0in" style:contextual-spacing="false" fo:line-height="106%" fo:keep-together="always"/>
    </style:style>
    <style:style style:name="P17" style:family="paragraph" style:parent-style-name="Standard">
      <style:paragraph-properties fo:margin-top="0in" fo:margin-bottom="0in" style:contextual-spacing="false" fo:line-height="106%"/>
    </style:style>
    <style:style style:name="P18" style:family="paragraph" style:parent-style-name="Standard">
      <style:paragraph-properties fo:margin-top="0.1665in" fo:margin-bottom="0in" style:contextual-spacing="false" fo:line-height="106%" fo:text-align="justify" style:justify-single-word="false" fo:keep-together="always"/>
      <style:text-properties style:font-name="Times New Roman" fo:font-size="10pt" fo:language="en" fo:country="US" style:font-name-asian="Times New Roman1" style:font-size-asian="10pt" style:font-name-complex="Times New Roman1"/>
    </style:style>
    <style:style style:name="P19" style:family="paragraph" style:parent-style-name="Standard">
      <style:paragraph-properties fo:margin-top="0.1665in" fo:margin-bottom="0in" style:contextual-spacing="false" fo:line-height="106%" fo:keep-together="always"/>
    </style:style>
    <style:style style:name="P20" style:family="paragraph" style:parent-style-name="Standard">
      <style:paragraph-properties fo:margin-top="0.1665in" fo:margin-bottom="0in" style:contextual-spacing="false" fo:line-height="106%" fo:keep-together="always"/>
      <style:text-properties style:font-name="Times New Roman" fo:font-size="10pt" style:font-name-asian="Times New Roman1" style:font-size-asian="10pt" style:font-name-complex="Times New Roman1"/>
    </style:style>
    <style:style style:name="P21" style:family="paragraph" style:parent-style-name="Standard">
      <style:paragraph-properties fo:margin-top="0in" fo:margin-bottom="0.0693in" style:contextual-spacing="false" fo:line-height="106%"/>
      <style:text-properties style:font-name="Times New Roman" fo:font-size="14pt" style:font-name-asian="Times New Roman1" style:font-size-asian="14pt" style:font-name-complex="Times New Roman1"/>
    </style:style>
    <style:style style:name="P22" style:family="paragraph" style:parent-style-name="Standard">
      <style:paragraph-properties fo:margin-top="0in" fo:margin-bottom="0.0693in" style:contextual-spacing="false" fo:line-height="106%"/>
    </style:style>
    <style:style style:name="P23" style:family="paragraph" style:parent-style-name="Standard">
      <style:paragraph-properties fo:margin-top="0in" fo:margin-bottom="0.0693in" style:contextual-spacing="false" fo:line-height="106%"/>
      <style:text-properties style:font-name="Calibri" style:font-name-asian="Calibri1" style:font-name-complex="Calibri1"/>
    </style:style>
    <style:style style:name="P24" style:family="paragraph" style:parent-style-name="Standard">
      <style:paragraph-properties fo:line-height="106%"/>
    </style:style>
    <style:style style:name="P25" style:family="paragraph" style:parent-style-name="Standard">
      <style:paragraph-properties fo:margin-top="0in" fo:margin-bottom="0in" style:contextual-spacing="false" fo:line-height="100%" fo:text-align="center" style:justify-single-word="false"/>
      <style:text-properties style:font-name="Times New Roman" fo:font-size="14pt" style:font-name-asian="Times New Roman1" style:font-size-asian="14pt" style:font-name-complex="Times New Roman1"/>
    </style:style>
    <style:style style:name="P26" style:family="paragraph" style:parent-style-name="Standard">
      <style:paragraph-properties fo:margin-top="0in" fo:margin-bottom="0in" style:contextual-spacing="false" fo:line-height="150%" fo:text-align="justify" style:justify-single-word="false"/>
      <style:text-properties style:font-name="Times New Roman" fo:font-size="14pt" officeooo:rsid="0014b55f" style:font-name-asian="Times New Roman1" style:font-size-asian="14pt" style:font-name-complex="Times New Roman1"/>
    </style:style>
    <style:style style:name="P27" style:family="paragraph" style:parent-style-name="Heading_20_1">
      <style:paragraph-properties fo:margin-top="0in" fo:margin-bottom="0.1965in" style:contextual-spacing="false" fo:line-height="150%" fo:text-align="justify" style:justify-single-word="false"/>
      <style:text-properties style:font-name="Times New Roman" fo:font-size="14pt" officeooo:rsid="0014b55f" style:font-name-asian="Times New Roman1" style:font-size-asian="14pt" style:font-name-complex="Times New Roman1"/>
    </style:style>
    <style:style style:name="P28" style:family="paragraph" style:parent-style-name="Heading_20_3">
      <style:paragraph-properties fo:margin-top="0in" fo:margin-bottom="0.1965in" style:contextual-spacing="false" fo:line-height="150%" fo:text-align="justify" style:justify-single-word="false"/>
      <style:text-properties style:font-name="Times New Roman" officeooo:rsid="0014b55f" style:font-name-asian="Times New Roman1" style:font-name-complex="Times New Roman1"/>
    </style:style>
    <style:style style:name="P29" style:family="paragraph" style:parent-style-name="Text_20_body">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0" style:family="paragraph" style:parent-style-name="Text_20_body" style:list-style-name="L1">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1" style:family="paragraph" style:parent-style-name="Text_20_body" style:list-style-name="L2">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2" style:family="paragraph" style:parent-style-name="Text_20_body" style:list-style-name="L3">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3" style:family="paragraph" style:parent-style-name="Text_20_body" style:list-style-name="L4">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4" style:family="paragraph" style:parent-style-name="Text_20_body" style:list-style-name="L5">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5" style:family="paragraph" style:parent-style-name="Text_20_body" style:list-style-name="L6">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6" style:family="paragraph" style:parent-style-name="Text_20_body" style:list-style-name="L7">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7" style:family="paragraph" style:parent-style-name="Text_20_body" style:list-style-name="L8">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8" style:family="paragraph" style:parent-style-name="Text_20_body" style:list-style-name="L9">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39" style:family="paragraph" style:parent-style-name="Text_20_body" style:list-style-name="L10">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0" style:family="paragraph" style:parent-style-name="Text_20_body" style:list-style-name="L11">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1" style:family="paragraph" style:parent-style-name="Heading_20_2">
      <style:paragraph-properties fo:margin-top="0in" fo:margin-bottom="0.1965in" style:contextual-spacing="false" fo:line-height="150%" fo:text-align="justify" style:justify-single-word="false"/>
      <style:text-properties style:font-name="Times New Roman" fo:font-size="14pt" officeooo:rsid="0014b55f" style:font-name-asian="Times New Roman1" style:font-size-asian="14pt" style:font-name-complex="Times New Roman1"/>
    </style:style>
    <style:style style:name="P42" style:family="paragraph" style:parent-style-name="Text_20_body" style:list-style-name="L12">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3" style:family="paragraph" style:parent-style-name="Text_20_body" style:list-style-name="L13">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4" style:family="paragraph" style:parent-style-name="Text_20_body" style:list-style-name="L14">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5" style:family="paragraph" style:parent-style-name="Text_20_body" style:list-style-name="L15">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6" style:family="paragraph" style:parent-style-name="Text_20_body" style:list-style-name="L16">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7" style:family="paragraph" style:parent-style-name="Text_20_body" style:list-style-name="L17">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8" style:family="paragraph" style:parent-style-name="Text_20_body" style:list-style-name="L18">
      <style:paragraph-properties fo:line-height="150%" fo:text-align="justify" style:justify-single-word="false"/>
      <style:text-properties style:font-name="Times New Roman" fo:font-size="14pt" officeooo:rsid="0014b55f" style:font-name-asian="Times New Roman1" style:font-size-asian="14pt" style:font-name-complex="Times New Roman1"/>
    </style:style>
    <style:style style:name="P49" style:family="paragraph" style:parent-style-name="Text_20_body">
      <style:paragraph-properties fo:line-height="150%" fo:text-align="justify" style:justify-single-word="false"/>
      <style:text-properties style:font-name="Times New Roman" fo:font-size="14pt" officeooo:rsid="001d20e6" officeooo:paragraph-rsid="001d20e6" style:font-name-asian="Times New Roman1" style:font-size-asian="14pt" style:font-name-complex="Times New Roman1"/>
    </style:style>
    <style:style style:name="T1" style:family="text">
      <style:text-properties style:font-name="Calibri" style:font-name-asian="Calibri1" style:font-name-complex="Calibri1"/>
    </style:style>
    <style:style style:name="T2" style:family="text">
      <style:text-properties fo:color="#000000" loext:opacity="100%" style:font-name="Times New Roman" fo:font-size="10pt" fo:letter-spacing="-0.0055in" fo:font-weight="bold" fo:background-color="#ffffff" loext:char-shading-value="0" style:font-name-asian="Times New Roman1" style:font-size-asian="10pt" style:font-weight-asian="bold" style:font-name-complex="Times New Roman1"/>
    </style:style>
    <style:style style:name="T3" style:family="text">
      <style:text-properties fo:color="#000000" loext:opacity="100%" style:font-name="Times New Roman" fo:font-size="10pt" fo:letter-spacing="-0.0055in" fo:background-color="#ffffff" loext:char-shading-value="0" style:font-name-asian="Times New Roman1" style:font-size-asian="10pt" style:font-name-complex="Times New Roman1"/>
    </style:style>
    <style:style style:name="T4" style:family="text">
      <style:text-properties fo:color="#000000" loext:opacity="100%" style:font-name="Times New Roman" fo:font-size="10pt" fo:letter-spacing="-0.0055in" officeooo:rsid="000d74e5" fo:background-color="#ffffff" loext:char-shading-value="0" style:font-name-asian="Times New Roman1" style:font-size-asian="10pt" style:font-name-complex="Times New Roman1"/>
    </style:style>
    <style:style style:name="T5" style:family="text">
      <style:text-properties style:font-name="Times New Roman" fo:font-size="10pt" fo:font-style="italic" fo:font-weight="bold" style:font-name-asian="Times New Roman1" style:font-size-asian="10pt" style:font-style-asian="italic" style:font-weight-asian="bold" style:font-name-complex="Times New Roman1"/>
    </style:style>
    <style:style style:name="T6" style:family="text">
      <style:text-properties style:font-name="Times New Roman" fo:font-size="14pt" fo:background-color="#ffffff" loext:char-shading-value="0" style:font-name-asian="Times New Roman1" style:font-size-asian="14pt" style:font-name-complex="Times New Roman1"/>
    </style:style>
    <style:style style:name="T7" style:family="text">
      <style:text-properties style:font-name="Times New Roman" fo:font-size="14pt" fo:font-weight="bold" fo:background-color="#ffffff" loext:char-shading-value="0" style:font-name-asian="Times New Roman1" style:font-size-asian="14pt" style:font-weight-asian="bold" style:font-name-complex="Times New Roman1"/>
    </style:style>
    <style:style style:name="T8" style:family="text">
      <style:text-properties style:font-name="Times New Roman" fo:font-size="14pt" fo:font-style="italic" style:text-underline-style="solid" style:text-underline-width="auto" style:text-underline-color="font-color" fo:font-weight="bold" fo:background-color="#ffffff" loext:char-shading-value="0" style:font-name-asian="Times New Roman1" style:font-size-asian="14pt" style:font-style-asian="italic" style:font-weight-asian="bold" style:font-name-complex="Times New Roman1"/>
    </style:style>
    <style:style style:name="T9" style:family="text">
      <style:text-properties style:font-name="Times New Roman" fo:font-size="14pt" fo:font-style="italic" style:text-underline-style="solid" style:text-underline-width="auto" style:text-underline-color="font-color" fo:font-weight="bold" officeooo:rsid="00102005" fo:background-color="#ffffff" loext:char-shading-value="0" style:font-name-asian="Times New Roman1" style:font-size-asian="14pt" style:font-style-asian="italic" style:font-weight-asian="bold" style:font-name-complex="Times New Roman1"/>
    </style:style>
    <style:style style:name="T10" style:family="text">
      <style:text-properties style:font-name="Times New Roman" fo:font-size="10pt" fo:font-style="italic" style:font-name-asian="Times New Roman1" style:font-size-asian="10pt" style:font-style-asian="italic" style:font-name-complex="Times New Roman1"/>
    </style:style>
    <style:style style:name="T11" style:family="text">
      <style:text-properties style:font-name="Times New Roman" fo:font-size="18pt" fo:font-weight="bold" style:font-name-asian="Times New Roman1" style:font-size-asian="18pt" style:font-weight-asian="bold" style:font-name-complex="Times New Roman1"/>
    </style:style>
    <style:style style:name="T12" style:family="text">
      <style:text-properties fo:color="#000000" loext:opacity="100%" style:font-name="Times New Roman" fo:font-size="12pt" style:font-name-asian="Times New Roman1" style:font-size-asian="12pt" style:font-name-complex="Times New Roman1"/>
    </style:style>
    <style:style style:name="T13" style:family="text">
      <style:text-properties style:font-name="Times New Roman" fo:font-size="16pt" fo:font-weight="bold" style:font-name-asian="Times New Roman1" style:font-size-asian="16pt" style:font-weight-asian="bold" style:font-name-complex="Times New Roman1"/>
    </style:style>
    <style:style style:name="T14" style:family="text">
      <style:text-properties style:font-name="Times New Roman" fo:font-size="10pt" style:font-name-asian="Times New Roman1" style:font-size-asian="10pt" style:font-name-complex="Times New Roman1"/>
    </style:style>
    <style:style style:name="T15" style:family="text">
      <style:text-properties style:font-name="Times New Roman" fo:font-size="14pt" fo:font-weight="bold" style:font-name-asian="Times New Roman1" style:font-size-asian="14pt" style:font-weight-asian="bold" style:font-name-complex="Times New Roman1"/>
    </style:style>
    <style:style style:name="T16" style:family="text">
      <style:text-properties style:font-name="Times New Roman" fo:font-size="14pt" fo:font-weight="bold" officeooo:rsid="00102005" style:font-name-asian="Times New Roman1" style:font-size-asian="14pt" style:font-weight-asian="bold" style:font-name-complex="Times New Roman1"/>
    </style:style>
    <style:style style:name="T17" style:family="text">
      <style:text-properties style:font-name="Times New Roman" fo:font-size="14pt" style:font-name-asian="Times New Roman1" style:font-size-asian="14pt" style:font-name-complex="Times New Roman1"/>
    </style:style>
    <style:style style:name="T18" style:family="text">
      <style:text-properties officeooo:rsid="00117f75"/>
    </style:style>
    <style:style style:name="T19"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5pt"/>
    </style:style>
    <style:style style:name="T20" style:family="text">
      <style:text-properties style:font-name="Times New Roman" fo:font-size="9pt" style:font-name-asian="Times New Roman1" style:font-size-asian="9pt" style:font-name-complex="Times New Roman1"/>
    </style:style>
    <style:style style:name="T21" style:family="text">
      <style:text-properties style:font-name="Times New Roman" fo:font-size="10pt" style:text-underline-style="solid" style:text-underline-width="auto" style:text-underline-color="font-color" style:font-name-asian="Times New Roman1" style:font-size-asian="10pt" style:font-name-complex="Times New Roman1"/>
    </style:style>
    <style:style style:name="T22" style:family="text">
      <style:text-properties style:font-name="Times New Roman" fo:font-size="10pt" fo:language="en" fo:country="US" style:font-name-asian="Times New Roman1" style:font-size-asian="10pt" style:font-name-complex="Times New Roman1"/>
    </style:style>
    <style:style style:name="T23" style:family="text">
      <style:text-properties style:font-name="Times New Roman" fo:font-size="14pt" officeooo:rsid="0016bb0e" style:font-name-asian="Times New Roman1" style:font-size-asian="14pt" style:font-name-complex="Times New Roman1" style:font-size-complex="14pt"/>
    </style:style>
    <style:style style:name="T24" style:family="text">
      <style:text-properties fo:font-weight="bold" style:font-weight-asian="bold" style:font-weight-complex="bold"/>
    </style:style>
    <style:style style:name="fr1"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709in" draw:visible-area-height="1.9709in"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Object1" text:anchor-type="as-char" svg:width="0.95in" svg:height="1.0835in" draw:z-index="0"><draw:object-ole xlink:href="./Obj100" xlink:type="simple" xlink:show="embed" xlink:actuate="onLoad"/><draw:image xlink:href="./ObjectReplacements/Obj100" xlink:type="simple" xlink:show="embed" xlink:actuate="onLoad"/></draw:frame></text:p>
          </table:table-cell>
          <table:table-cell table:style-name="Table1.A1" office:value-type="string">
            <text:p text:style-name="P1" loext:marker-style-name="T2"><text:span text:style-name="T2">Министерство науки и высшего образования Российской Федерации</text:span><text:span text:style-name="T2"/></text:p>
            <text:p text:style-name="P1" loext:marker-style-name="T2"><text:span text:style-name="T3">Калужский филиал <text:line-break/>федерального государственного </text:span><text:span text:style-name="T4">автономного</text:span><text:span text:style-name="T3"> <text:line-break/>образовательного учреждения высшего образования</text:span></text:p>
            <text:p text:style-name="P1" loext:marker-style-name="T5"><text:span text:style-name="T5">«Московский государственный технический университет имени Н.Э. Баумана (национальный исследовательский университет)»</text:span><text:span text:style-name="T5"/></text:p>
            <text:p text:style-name="P2">(КФ МГТУ им. Н.Э. Баумана)</text:p>
          </table:table-cell>
        </table:table-row>
      </table:table>
      <text:p text:style-name="P3" loext:marker-style-name="T6"><text:span text:style-name="T7">ФАКУЛЬТЕТ</text:span><text:span text:style-name="T6"> <text:s text:c="2"/></text:span><text:span text:style-name="T8">ИУК «Информатика и управление»</text:span></text:p>
      <text:p text:style-name="P4" loext:marker-style-name="T6"><text:span text:style-name="T7">КАФЕДРА</text:span><text:span text:style-name="T6"> <text:s text:c="7"/></text:span><text:span text:style-name="T8">ИУК</text:span><text:span text:style-name="T9">6</text:span><text:span text:style-name="T8"> «</text:span><text:span text:style-name="T9">Защита информации</text:span><text:span text:style-name="T8">»</text:span></text:p>
      <text:p text:style-name="P5" loext:marker-style-name="T10"/>
      <text:p text:style-name="P5" loext:marker-style-name="T10"/>
      <text:p text:style-name="P5" loext:marker-style-name="T10"/>
      <text:p text:style-name="P5" loext:marker-style-name="T10"/>
      <text:p text:style-name="P5" loext:marker-style-name="T10"/>
      <text:p text:style-name="P6" loext:marker-style-name="T11"><text:span text:style-name="T11">Домашнее задание</text:span></text:p>
      <text:p text:style-name="P7" loext:marker-style-name="T12"/>
      <text:p text:style-name="P8" loext:marker-style-name="T13">СОСТАВЛЕНИЕ МОДЕЛИ УГРОЗ ИНФОРМАЦИОННОЙ</text:p>
      <text:p text:style-name="P9" loext:marker-style-name="T13">БЕЗОПАСНОСТИ</text:p>
      <text:p text:style-name="P10" loext:marker-style-name="T14"/>
      <text:p text:style-name="P11" loext:marker-style-name="T15"><text:span text:style-name="T15">ДИСЦИПЛИНА: «</text:span><text:span text:style-name="T16">Основы защиты информации</text:span><text:span text:style-name="T15">»</text:span></text:p>
      <text:p text:style-name="P12" loext:marker-style-name="T15"/>
      <text:p text:style-name="P13" loext:marker-style-name="T17"/>
      <text:p text:style-name="P13" loext:marker-style-name="T17"/>
      <text:p text:style-name="P13" loext:marker-style-name="T17"/>
      <text:p text:style-name="P12" loext:marker-style-name="T1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Выполнил: студент гр. ИУК5-<text:span text:style-name="T18">8</text:span>2Б</text:p>
          </table:table-cell>
          <table:covered-table-cell/>
          <table:table-cell table:style-name="Table2.A1" office:value-type="string">
            <text:p text:style-name="P15" loext:marker-style-name="T19"><text:span text:style-name="T14">_________________</text:span><text:span text:style-name="T19"/></text:p>
            <text:p text:style-name="P16" loext:marker-style-name="T14"><text:span text:style-name="T20"><text:s text:c="12"/>(Подпись)</text:span></text:p>
            <text:p text:style-name="P17"/>
          </table:table-cell>
          <table:table-cell table:style-name="Table2.D1" office:value-type="string">
            <text:p text:style-name="P15" loext:marker-style-name="T19"><text:span text:style-name="T21">__ <text:s/></text:span><text:span text:style-name="T19">Ли Р. В. <text:s text:c="3"/></text:span></text:p>
            <text:p text:style-name="P16" loext:marker-style-name="T14"><text:span text:style-name="T20"><text:s text:c="8"/>(Ф.И.О.)</text:span><text:span text:style-name="T14"/></text:p>
            <text:p text:style-name="P18" loext:marker-style-name="T22"/>
          </table:table-cell>
        </table:table-row>
        <table:table-row table:style-name="Table2.1">
          <table:table-cell table:style-name="Table2.A1" table:number-columns-spanned="2" office:value-type="string">
            <text:p text:style-name="P14">Проверил:</text:p>
          </table:table-cell>
          <table:covered-table-cell/>
          <table:table-cell table:style-name="Table2.A1" office:value-type="string">
            <text:p text:style-name="P19" loext:marker-style-name="T14"><text:span text:style-name="T14">_________________</text:span></text:p>
            <text:p text:style-name="P16" loext:marker-style-name="T14"><text:span text:style-name="T20"><text:s text:c="12"/>(Подпись)</text:span></text:p>
            <text:p text:style-name="P17"/>
          </table:table-cell>
          <table:table-cell table:style-name="Table2.D1" office:value-type="string">
            <text:p text:style-name="P19" loext:marker-style-name="T14"><text:span text:style-name="T14">___</text:span><text:span text:style-name="T23">Драган В.В.</text:span><text:span text:style-name="T14">___</text:span></text:p>
            <text:p text:style-name="P16" loext:marker-style-name="T14"><text:span text:style-name="T20"><text:s text:c="8"/>(Ф.И.О.)</text:span><text:span text:style-name="T14"/></text:p>
            <text:p text:style-name="P20" loext:marker-style-name="T14"/>
          </table:table-cell>
        </table:table-row>
        <table:table-row table:style-name="Table2.3">
          <table:table-cell table:style-name="Table2.A1" table:number-columns-spanned="4" office:value-type="string">
            <text:p text:style-name="P21" loext:marker-style-name="T17"/>
            <text:p text:style-name="P22" loext:marker-style-name="T17"><text:span text:style-name="T17">Дата сдачи (защиты):</text:span></text:p>
            <text:p text:style-name="P22" loext:marker-style-name="T17"><text:span text:style-name="T17">Результаты сдачи (защиты):</text:span><text:span text:style-name="T17"/></text:p>
          </table:table-cell>
          <table:covered-table-cell/>
          <table:covered-table-cell/>
          <table:covered-table-cell/>
        </table:table-row>
        <table:table-row table:style-name="Table2.4">
          <table:table-cell table:style-name="Table2.A1" office:value-type="string">
            <text:p text:style-name="P23" loext:marker-style-name="T1"/>
          </table:table-cell>
          <table:table-cell table:style-name="Table2.A1" table:number-columns-spanned="3" office:value-type="string">
            <text:p text:style-name="P24" loext:marker-style-name="T17"><text:span text:style-name="T17">- Балльная оценка:</text:span><text:span text:style-name="T17"/></text:p>
            <text:p text:style-name="P24" loext:marker-style-name="T17"><text:span text:style-name="T17">- Оценка:</text:span></text:p>
          </table:table-cell>
          <table:covered-table-cell/>
          <table:covered-table-cell/>
        </table:table-row>
      </table:table>
      <text:p text:style-name="P25" loext:marker-style-name="T17"/>
      <text:p text:style-name="P25" loext:marker-style-name="T17"/>
      <text:p text:style-name="P25" loext:marker-style-name="T17"/>
      <text:p text:style-name="P25" loext:marker-style-name="T17"/>
      <text:p text:style-name="P25" loext:marker-style-name="T17"/>
      <text:p text:style-name="P25" loext:marker-style-name="T17"/>
      <text:p text:style-name="P26"><text:soft-page-break/></text:p>
      <text:p text:style-name="P26"><text:tab/><text:span text:style-name="T24">Цель:</text:span> формирование практических навыков использования основ правовых знаний в различных сферах деятельности и подготовки научно-технических отчетов по результатам выполненной работы.</text:p>
      <text:p text:style-name="P26"><text:tab/><text:span text:style-name="T24">Задачи:</text:span> Выполнить анализ конфигурации и периметра безопасности рассматриваемого объекта обеспечения информационной безопасности. Выявить факторы, которые потенциально могут оказывать вредоносное воздействие на информационную безопасность рассматриваемого объекта. Классифицировать выявленные угрозы. Оценить вероятность реализации выявленных угроз. Составить модель угроз для заданного объекта обеспечения информационной безопасности.</text:p>
      <text:p text:style-name="P26"/>
      <text:p text:style-name="P26"><text:tab/><text:span text:style-name="T24">Вариант 3.</text:span> Операционный офис банка.</text:p>
      <text:p text:style-name="P26">Операционный офис банка располагается в офисе, состоящем из нескольких помещений. Является структурным подразделением территориально удаленного банка. Техническая база: компьютеры, подключенные к корпоративной сети банка, банкоматы в разных районах города.</text:p>
      <text:p text:style-name="P26">Программное обеспечение: рабочие места корпоративной информационной системы, находящейся на сервере головного офиса банка; подсистема «клиент-банк» для оказания банковских услуг через Интернет.</text:p>
      <text:p text:style-name="P26"/>
      <text:p text:style-name="P26"/>
      <text:h text:style-name="P27" text:outline-level="1">1. Анализ конфигурации и периметра безопасности</text:h>
      <text:h text:style-name="P28" text:outline-level="3">Объект</text:h>
      <text:p text:style-name="P29">Операционный офис банка — территориально удалённое подразделение.</text:p>
      <text:h text:style-name="P28" text:outline-level="3">Структура</text:h>
      <text:list text:style-name="L1">
        <text:list-item>
          <text:p text:style-name="P30">несколько помещений (операционный зал, служебные кабинеты, серверная зона — логическая)</text:p>
        </text:list-item>
        <text:list-item>
          <text:p text:style-name="P30"><text:soft-page-break/>взаимодействие с головным офисом</text:p>
        </text:list-item>
      </text:list>
      <text:h text:style-name="P28" text:outline-level="3">Техническая база</text:h>
      <text:list text:style-name="L2">
        <text:list-item>
          <text:p text:style-name="P31">рабочие станции сотрудников</text:p>
        </text:list-item>
        <text:list-item>
          <text:p text:style-name="P31">подключение к корпоративной сети банка</text:p>
        </text:list-item>
        <text:list-item>
          <text:p text:style-name="P31">банкоматы (ATM), распределённые по городу</text:p>
        </text:list-item>
        <text:list-item>
          <text:p text:style-name="P31">каналы связи (VPN/выделенные линии/Интернет)</text:p>
        </text:list-item>
      </text:list>
      <text:h text:style-name="P28" text:outline-level="3">ПО</text:h>
      <text:list text:style-name="L3">
        <text:list-item>
          <text:p text:style-name="P32">корпоративная банковская система (сервер в головном офисе)</text:p>
        </text:list-item>
        <text:list-item>
          <text:p text:style-name="P32">клиент-банк (интернет-доступ клиентов)</text:p>
        </text:list-item>
      </text:list>
      <text:h text:style-name="P28" text:outline-level="3">Информационные ресурсы</text:h>
      <text:list text:style-name="L4">
        <text:list-item>
          <text:p text:style-name="P33">персональные данные клиентов</text:p>
        </text:list-item>
        <text:list-item>
          <text:p text:style-name="P33">банковские счета и транзакции</text:p>
        </text:list-item>
        <text:list-item>
          <text:p text:style-name="P33">учетные записи сотрудников</text:p>
        </text:list-item>
        <text:list-item>
          <text:p text:style-name="P33">финансовая отчетность</text:p>
        </text:list-item>
        <text:list-item>
          <text:p text:style-name="P33">ключи/сертификаты (для клиент-банк)</text:p>
        </text:list-item>
      </text:list>
      <text:p text:style-name="P29"/>
      <text:h text:style-name="P28" text:outline-level="3">Периметр безопасности</text:h>
      <text:p text:style-name="P29"><text:span text:style-name="Strong_20_Emphasis">Внешний периметр:</text:span></text:p>
      <text:list text:style-name="L5">
        <text:list-item>
          <text:p text:style-name="P34">Интернет (клиент-банк)</text:p>
        </text:list-item>
        <text:list-item>
          <text:p text:style-name="P34">банкоматы (физически вне офиса)</text:p>
        </text:list-item>
        <text:list-item>
          <text:p text:style-name="P34">каналы связи с головным офисом</text:p>
        </text:list-item>
      </text:list>
      <text:p text:style-name="P29"><text:span text:style-name="Strong_20_Emphasis">Внутренний периметр:</text:span></text:p>
      <text:list text:style-name="L6">
        <text:list-item>
          <text:p text:style-name="P35"><text:soft-page-break/>локальная сеть офиса</text:p>
        </text:list-item>
        <text:list-item>
          <text:p text:style-name="P35">рабочие станции сотрудников</text:p>
        </text:list-item>
        <text:list-item>
          <text:p text:style-name="P35">доступ к корпоративной системе</text:p>
        </text:list-item>
      </text:list>
      <text:p text:style-name="P29"><text:span text:style-name="Strong_20_Emphasis">Физический периметр:</text:span></text:p>
      <text:list text:style-name="L7">
        <text:list-item>
          <text:p text:style-name="P36">помещения офиса</text:p>
        </text:list-item>
        <text:list-item>
          <text:p text:style-name="P36">банкоматы (высокий риск физического доступа)</text:p>
        </text:list-item>
      </text:list>
      <text:p text:style-name="P29"/>
      <text:h text:style-name="P27" text:outline-level="1">2. Выявление факторов угроз</text:h>
      <text:h text:style-name="P28" text:outline-level="3">Технические факторы</text:h>
      <text:list text:style-name="L8">
        <text:list-item>
          <text:p text:style-name="P37">уязвимости ПО</text:p>
        </text:list-item>
        <text:list-item>
          <text:p text:style-name="P37">сетевые атаки (MITM, DDoS)</text:p>
        </text:list-item>
        <text:list-item>
          <text:p text:style-name="P37">вредоносное ПО</text:p>
        </text:list-item>
        <text:list-item>
          <text:p text:style-name="P37">компрометация каналов связи</text:p>
        </text:list-item>
      </text:list>
      <text:h text:style-name="P28" text:outline-level="3">Человеческий фактор</text:h>
      <text:list text:style-name="L9">
        <text:list-item>
          <text:p text:style-name="P38">ошибки сотрудников</text:p>
        </text:list-item>
        <text:list-item>
          <text:p text:style-name="P38">инсайдеры</text:p>
        </text:list-item>
        <text:list-item>
          <text:p text:style-name="P38">социальная инженерия</text:p>
        </text:list-item>
      </text:list>
      <text:h text:style-name="P28" text:outline-level="3">Физические факторы</text:h>
      <text:list text:style-name="L10">
        <text:list-item>
          <text:p text:style-name="P39">доступ к банкоматам</text:p>
        </text:list-item>
        <text:list-item>
          <text:p text:style-name="P39">кража оборудования</text:p>
        </text:list-item>
        <text:list-item>
          <text:p text:style-name="P39">несанкционированный доступ в офис</text:p>
        </text:list-item>
      </text:list>
      <text:h text:style-name="P28" text:outline-level="3"><text:soft-page-break/>Организационные факторы</text:h>
      <text:list text:style-name="L11">
        <text:list-item>
          <text:p text:style-name="P40">слабые политики доступа</text:p>
        </text:list-item>
        <text:list-item>
          <text:p text:style-name="P40">отсутствие контроля действий</text:p>
        </text:list-item>
        <text:list-item>
          <text:p text:style-name="P40">неправильная настройка систем</text:p>
        </text:list-item>
      </text:list>
      <text:h text:style-name="P27" text:outline-level="1"/>
      <text:h text:style-name="P27" text:outline-level="1">3. Оценка вероятности угроз</text:h>
      <table:table table:name="Table3" table:style-name="Table3">
        <table:table-column table:style-name="Table3.A"/>
        <table:table-column table:style-name="Table3.B"/>
        <table:table-header-rows>
          <table:table-row>
            <table:table-cell table:style-name="Table3.A1" office:value-type="string">
              <text:p text:style-name="Table_20_Heading">Угроза</text:p>
            </table:table-cell>
            <table:table-cell table:style-name="Table3.B1" office:value-type="string">
              <text:p text:style-name="Table_20_Heading">Вероятность</text:p>
            </table:table-cell>
          </table:table-row>
        </table:table-header-rows>
        <table:table-row>
          <table:table-cell table:style-name="Table3.A2" office:value-type="string">
            <text:p text:style-name="Table_20_Contents">Фишинг сотрудников</text:p>
          </table:table-cell>
          <table:table-cell table:style-name="Table3.B2" office:value-type="string">
            <text:p text:style-name="Table_20_Contents">Высокая</text:p>
          </table:table-cell>
        </table:table-row>
        <table:table-row>
          <table:table-cell table:style-name="Table3.A2" office:value-type="string">
            <text:p text:style-name="Table_20_Contents">Вредоносное ПО</text:p>
          </table:table-cell>
          <table:table-cell table:style-name="Table3.B2" office:value-type="string">
            <text:p text:style-name="Table_20_Contents">Высокая</text:p>
          </table:table-cell>
        </table:table-row>
        <table:table-row>
          <table:table-cell table:style-name="Table3.A2" office:value-type="string">
            <text:p text:style-name="Table_20_Contents">Несанкционированный доступ (инсайдер)</text:p>
          </table:table-cell>
          <table:table-cell table:style-name="Table3.B2" office:value-type="string">
            <text:p text:style-name="Table_20_Contents">Средняя</text:p>
          </table:table-cell>
        </table:table-row>
        <table:table-row>
          <table:table-cell table:style-name="Table3.A2" office:value-type="string">
            <text:p text:style-name="Table_20_Contents">Атаки на клиент-банк</text:p>
          </table:table-cell>
          <table:table-cell table:style-name="Table3.B2" office:value-type="string">
            <text:p text:style-name="Table_20_Contents">Высокая</text:p>
          </table:table-cell>
        </table:table-row>
        <table:table-row>
          <table:table-cell table:style-name="Table3.A2" office:value-type="string">
            <text:p text:style-name="Table_20_Contents">Перехват трафика</text:p>
          </table:table-cell>
          <table:table-cell table:style-name="Table3.B2" office:value-type="string">
            <text:p text:style-name="Table_20_Contents">Средняя</text:p>
          </table:table-cell>
        </table:table-row>
        <table:table-row>
          <table:table-cell table:style-name="Table3.A2" office:value-type="string">
            <text:p text:style-name="Table_20_Contents">Взлом банкоматов</text:p>
          </table:table-cell>
          <table:table-cell table:style-name="Table3.B2" office:value-type="string">
            <text:p text:style-name="Table_20_Contents">Средняя</text:p>
          </table:table-cell>
        </table:table-row>
        <table:table-row>
          <table:table-cell table:style-name="Table3.A2" office:value-type="string">
            <text:p text:style-name="Table_20_Contents">DDoS</text:p>
          </table:table-cell>
          <table:table-cell table:style-name="Table3.B2" office:value-type="string">
            <text:p text:style-name="Table_20_Contents">Средняя</text:p>
          </table:table-cell>
        </table:table-row>
        <table:table-row>
          <table:table-cell table:style-name="Table3.A2" office:value-type="string">
            <text:p text:style-name="Table_20_Contents">Кража оборудования</text:p>
          </table:table-cell>
          <table:table-cell table:style-name="Table3.B2" office:value-type="string">
            <text:p text:style-name="Table_20_Contents">Низкая–средняя</text:p>
          </table:table-cell>
        </table:table-row>
      </table:table>
      <text:h text:style-name="P27" text:outline-level="1"/>
      <text:h text:style-name="P27" text:outline-level="1">4. Модель угроз</text:h>
      <text:h text:style-name="P41" text:outline-level="2">4.1 Объекты защиты</text:h>
      <text:list text:style-name="L12">
        <text:list-item>
          <text:p text:style-name="P42">банковская информационная система</text:p>
        </text:list-item>
        <text:list-item>
          <text:p text:style-name="P42">клиентские данные</text:p>
        </text:list-item>
        <text:list-item>
          <text:p text:style-name="P42">транзакции</text:p>
        </text:list-item>
        <text:list-item>
          <text:p text:style-name="P42">банкоматы</text:p>
        </text:list-item>
        <text:list-item>
          <text:p text:style-name="P42">каналы связи</text:p>
        </text:list-item>
      </text:list>
      <text:p text:style-name="P29"/>
      <text:h text:style-name="P41" text:outline-level="2"><text:soft-page-break/>4.2 Источники угроз</text:h>
      <text:list text:style-name="L13">
        <text:list-item>
          <text:p text:style-name="P43">внешние злоумышленники</text:p>
        </text:list-item>
        <text:list-item>
          <text:p text:style-name="P43">внутренние сотрудники</text:p>
        </text:list-item>
        <text:list-item>
          <text:p text:style-name="P43">клиенты</text:p>
        </text:list-item>
        <text:list-item>
          <text:p text:style-name="P43">вредоносное ПО</text:p>
        </text:list-item>
        <text:list-item>
          <text:p text:style-name="P43">физические нарушители</text:p>
        </text:list-item>
      </text:list>
      <text:p text:style-name="P29"/>
      <text:h text:style-name="P41" text:outline-level="2">4.3 Уязвимости</text:h>
      <text:list text:style-name="L14">
        <text:list-item>
          <text:p text:style-name="P44">слабая аутентификация</text:p>
        </text:list-item>
        <text:list-item>
          <text:p text:style-name="P44">устаревшее ПО</text:p>
        </text:list-item>
        <text:list-item>
          <text:p text:style-name="P44">недостаточная защита банкоматов</text:p>
        </text:list-item>
        <text:list-item>
          <text:p text:style-name="P44">ошибки конфигурации сети</text:p>
        </text:list-item>
        <text:list-item>
          <text:p text:style-name="P44">отсутствие мониторинга</text:p>
        </text:list-item>
      </text:list>
      <text:p text:style-name="P29"/>
      <text:h text:style-name="P41" text:outline-level="2">4.4 Виды угроз</text:h>
      <text:h text:style-name="P28" text:outline-level="3">По характеру:</text:h>
      <text:list text:style-name="L15">
        <text:list-item>
          <text:p text:style-name="P45">конфиденциальность</text:p>
        </text:list-item>
        <text:list-item>
          <text:p text:style-name="P45">целостность</text:p>
        </text:list-item>
        <text:list-item>
          <text:p text:style-name="P45">доступность</text:p>
        </text:list-item>
      </text:list>
      <text:p text:style-name="P29"/>
      <text:h text:style-name="P28" text:outline-level="3">Конкретные угрозы</text:h>
      <text:list text:style-name="L16">
        <text:list-item>
          <text:p text:style-name="P46"><text:span text:style-name="Strong_20_Emphasis">Кража данных клиентов</text:span></text:p>
          <text:list>
            <text:list-item>
              <text:p text:style-name="P46"><text:soft-page-break/>способ: фишинг, вредоносное ПО</text:p>
            </text:list-item>
            <text:list-item>
              <text:p text:style-name="P46">последствия: финансовые потери, репутационный ущерб</text:p>
            </text:list-item>
          </text:list>
        </text:list-item>
        <text:list-item>
          <text:p text:style-name="P46"><text:span text:style-name="Strong_20_Emphasis">Несанкционированные транзакции</text:span></text:p>
          <text:list>
            <text:list-item>
              <text:p text:style-name="P46">способ: компрометация учетных данных</text:p>
            </text:list-item>
            <text:list-item>
              <text:p text:style-name="P46">последствия: прямой финансовый ущерб</text:p>
            </text:list-item>
          </text:list>
        </text:list-item>
        <text:list-item>
          <text:p text:style-name="P46"><text:span text:style-name="Strong_20_Emphasis">Атаки на клиент-банк</text:span></text:p>
          <text:list>
            <text:list-item>
              <text:p text:style-name="P46">способ: веб-уязвимости, DDoS</text:p>
            </text:list-item>
            <text:list-item>
              <text:p text:style-name="P46">последствия: недоступность сервиса</text:p>
            </text:list-item>
          </text:list>
        </text:list-item>
        <text:list-item>
          <text:p text:style-name="P46"><text:span text:style-name="Strong_20_Emphasis">Компрометация банкоматов</text:span></text:p>
          <text:list>
            <text:list-item>
              <text:p text:style-name="P46">способ: физический доступ, malware</text:p>
            </text:list-item>
            <text:list-item>
              <text:p text:style-name="P46">последствия: кража средств</text:p>
            </text:list-item>
          </text:list>
        </text:list-item>
        <text:list-item>
          <text:p text:style-name="P46"><text:span text:style-name="Strong_20_Emphasis">Инсайдерские действия</text:span></text:p>
          <text:list>
            <text:list-item>
              <text:p text:style-name="P46">способ: злоупотребление правами</text:p>
            </text:list-item>
            <text:list-item>
              <text:p text:style-name="P46">последствия: утечки, подмена данных</text:p>
            </text:list-item>
          </text:list>
        </text:list-item>
        <text:list-item>
          <text:p text:style-name="P46"><text:span text:style-name="Strong_20_Emphasis">Перехват трафика</text:span></text:p>
          <text:list>
            <text:list-item>
              <text:p text:style-name="P46">способ: атаки на канал связи</text:p>
            </text:list-item>
            <text:list-item>
              <text:p text:style-name="P46">последствия: утечка или изменение данных</text:p>
            </text:list-item>
          </text:list>
        </text:list-item>
      </text:list>
      <text:p text:style-name="P29"/>
      <text:h text:style-name="P41" text:outline-level="2">4.5 Последствия реализации угроз</text:h>
      <text:list text:style-name="L17">
        <text:list-item>
          <text:p text:style-name="P47">финансовые потери</text:p>
        </text:list-item>
        <text:list-item>
          <text:p text:style-name="P47">нарушение работы банка</text:p>
        </text:list-item>
        <text:list-item>
          <text:p text:style-name="P47">утечка персональных данных</text:p>
        </text:list-item>
        <text:list-item>
          <text:p text:style-name="P47">юридическая ответственность</text:p>
        </text:list-item>
        <text:list-item>
          <text:p text:style-name="P47"><text:soft-page-break/>репутационные риски</text:p>
        </text:list-item>
      </text:list>
      <text:p text:style-name="P29"/>
      <text:h text:style-name="P41" text:outline-level="2">4.6 Итог</text:h>
      <text:p text:style-name="P29">Модель угроз показывает, что:</text:p>
      <text:list text:style-name="L18">
        <text:list-item>
          <text:p text:style-name="P48"><text:span text:style-name="Strong_20_Emphasis">наиболее критичные зоны</text:span> — клиент-банк и сотрудники</text:p>
        </text:list-item>
        <text:list-item>
          <text:p text:style-name="P48"><text:span text:style-name="Strong_20_Emphasis">основные риски</text:span> — внешние атаки + человеческий фактор</text:p>
        </text:list-item>
        <text:list-item>
          <text:p text:style-name="P48"><text:span text:style-name="Strong_20_Emphasis">банкоматы</text:span> — отдельный высокорисковый сегмент из-за физической доступности</text:p>
        </text:list-item>
      </text:list>
      <text:p text:style-name="P29"/>
      <text:p text:style-name="P29"/>
      <text:p text:style-name="P29"/>
      <text:p text:style-name="P29"/>
      <text:p text:style-name="P49">Вывод: были сформированы практические навыки исопльзования основ правовых знаний в различных сферах деятельности и подготовки научно-технических отчетов по результатам выполненной работ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Adwaita Sans" style:font-size-asian="11pt" style:language-asian="ru" style:country-asian="RU" style:font-name-complex="FreeSeri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Adwaita Sans" style:font-size-asian="11pt" style:language-asian="ru" style:country-asian="RU"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Adwaita Sans" style:font-family-asian="'Adwaita Sans'"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dwaita Sans" style:font-family-asian="'Adwaita Sans'"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Adwaita Sans" style:font-family-asian="'Adwaita Sans'"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Default_20_Paragraph_20_Font_20__28_WW_29_" style:display-name="Default Paragraph Font (WW)" style:family="text"/>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in" style:contextual-spacing="false" fo:line-height="100%"/>
      <style:text-properties style:font-name="Times New Roman" fo:font-size="14pt" style:font-name-asian="Times New Roman1" style:font-size-asian="14pt" style:font-name-complex="Times New Roman1"/>
    </style:style>
    <style:style style:name="MP2" style:family="paragraph" style:parent-style-name="Standard">
      <style:paragraph-properties fo:margin-top="0in" fo:margin-bottom="0in" style:contextual-spacing="false" fo:line-height="100%" fo:text-align="center" style:justify-single-word="false"/>
    </style:style>
    <style:style style:name="MT1" style:family="text">
      <style:text-properties style:font-name="Times New Roman" fo:font-size="14pt" style:font-name-asian="Times New Roman1" style:font-size-asian="14pt" style:font-name-complex="Times New Roman1"/>
    </style:style>
    <style:style style:name="MT2" style:family="text">
      <style:text-properties style:font-name="Times New Roman" fo:font-size="14pt" officeooo:rsid="0011d334" style:font-name-asian="Times New Roman1" style:font-size-asian="14pt" style:font-name-complex="Times New Roman1"/>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style:footer>
      <style:footer-first>
        <text:p text:style-name="MP2" loext:marker-style-name="MT1"><text:span text:style-name="MT1">Калуга 202</text:span><text:span text:style-name="MT2">6</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2</meta:editing-cycles>
    <meta:creation-date>2026-02-21T08:49:19.127108407</meta:creation-date>
    <meta:editing-duration>PT38M12S</meta:editing-duration>
    <meta:generator>LibreOffice/26.2.2.2$Linux_X86_64 LibreOffice_project/620$Build-2</meta:generator>
    <dc:date>2026-04-18T08:52:43.413219838</dc:date>
    <meta:print-date>2026-02-21T09:44:42.671842446</meta:print-date>
    <meta:printed-by>PDF files</meta:printed-by>
    <meta:document-statistic meta:table-count="3" meta:image-count="0" meta:object-count="1" meta:page-count="8" meta:paragraph-count="155" meta:word-count="639" meta:character-count="5059" meta:non-whitespace-character-count="4589"/>
    <meta:user-defined meta:name="AppVersion">16.0000</meta:user-defined>
    <meta:template xlink:type="simple" xlink:actuate="onRequest" xlink:title="Образец Отчета" xlink:href="../../../../.config/libreoffice/4/user/template/Образец%20Отчета.ott" meta:date="2026-02-21T08:49:13.637756330"/>
  </office:meta>
</office:document-meta>
</file>